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Heading_20_2">
      <style:paragraph-properties fo:text-align="start" style:justify-single-word="false"/>
    </style:style>
    <style:style style:name="P3" style:family="paragraph" style:parent-style-name="Heading_20_1">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tandard" style:master-page-name="Right_20_Page">
      <style:paragraph-properties style:page-number="auto"/>
      <style:text-properties style:font-name="Arial1" fo:font-size="18pt" style:font-size-asian="18pt" style:font-size-complex="18pt"/>
    </style:style>
    <style:style style:name="P9" style:family="paragraph" style:parent-style-name="Heading_20_1" style:master-page-name="Right_20_Page">
      <style:paragraph-properties style:page-number="auto"/>
    </style:style>
    <style:style style:name="P10" style:family="paragraph" style:parent-style-name="Text_20_body" style:master-page-name="Right_20_Page">
      <style:paragraph-properties style:page-number="auto"/>
    </style:style>
    <style:style style:name="P11" style:family="paragraph" style:parent-style-name="Text_20_body" style:master-page-name="Right_20_Page">
      <style:paragraph-properties fo:text-align="start" style:justify-single-word="false" style:page-number="auto"/>
    </style:style>
    <style:style style:name="P12" style:family="paragraph" style:parent-style-name="Text_20_body">
      <style:text-properties style:font-name="Times New Roman" style:font-name-asian="Times New Roman" style:font-name-complex="Times New Roma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Design<text:tab/>3</text:p>
          <text:p text:style-name="P6">1.1Icons<text:tab/>3</text:p>
          <text:p text:style-name="P6">1.2Maven-skin<text:tab/>3</text:p>
          <text:p text:style-name="P6">1.3Diagram<text:tab/>3</text:p>
          <text:p text:style-name="P5">2About Hippo ECM<text:tab/>5</text:p>
          <text:p text:style-name="P6">2.1What is Hippo ECM?<text:tab/>5</text:p>
          <text:p text:style-name="P6">2.2Use cases<text:tab/>5</text:p>
          <text:p text:style-name="P6">2.3Features<text:tab/>5</text:p>
          <text:p text:style-name="P6">2.4Architecture<text:tab/>5</text:p>
          <text:p text:style-name="P6">2.5Term Index<text:tab/>5</text:p>
          <text:p text:style-name="P5">3About Hippo CMS<text:tab/>7</text:p>
          <text:p text:style-name="P6">3.1What is Hippo CMS?<text:tab/>7</text:p>
          <text:p text:style-name="P6">3.2Use Cases<text:tab/>7</text:p>
          <text:p text:style-name="P6">3.3Features<text:tab/>7</text:p>
          <text:p text:style-name="P6">3.4Architecture<text:tab/>7</text:p>
          <text:p text:style-name="P6">3.5Term Index<text:tab/>7</text:p>
          <text:p text:style-name="P5">4Support<text:tab/>9</text:p>
          <text:p text:style-name="P6">4.1Contributing<text:tab/>9</text:p>
          <text:p text:style-name="P5">5Quickstart Steps (CMS)<text:tab/>11</text:p>
          <text:p text:style-name="P6">5.1Your own Quickstart<text:tab/>11</text:p>
          <text:p text:style-name="P5">6Delve into overview (CMS)<text:tab/>13</text:p>
          <text:p text:style-name="P5">7User Guide (CMS)<text:tab/>15</text:p>
          <text:p text:style-name="P6">7.1For Authors <text:tab/>15</text:p>
          <text:p text:style-name="P7">7.1.1Tour<text:tab/>15</text:p>
          <text:p text:style-name="P7">7.1.2Howto<text:tab/>15</text:p>
          <text:p text:style-name="P7">7.1.3Dictionary<text:tab/>15</text:p>
          <text:p text:style-name="P6">7.2For Editors<text:tab/>15</text:p>
          <text:p text:style-name="P7">7.2.1Tour<text:tab/>15</text:p>
          <text:p text:style-name="P7">7.2.2Howto<text:tab/>15</text:p>
          <text:p text:style-name="P7">7.2.3Dictionary<text:tab/>17</text:p>
          <text:p text:style-name="P6">7.3For Structurizers<text:tab/>17</text:p>
          <text:p text:style-name="P7">7.3.1Tour<text:tab/>17</text:p>
          <text:p text:style-name="P7">7.3.2Howto<text:tab/>17</text:p>
          <text:p text:style-name="P7">7.3.3Dictionary<text:tab/>17</text:p>
          <text:p text:style-name="P5">8Admin guide (CMS)<text:tab/>19</text:p>
          <text:p text:style-name="P6">8.1Requirements<text:tab/>19</text:p>
          <text:p text:style-name="P6">8.2Structure by system admin<text:tab/>19</text:p>
          <text:p text:style-name="P5">9Write<text:tab/>21</text:p>
          <text:p text:style-name="P5">10Review/update/rewrite<text:tab/>23</text:p>
          <text:p text:style-name="P5">11Move<text:tab/>25</text:p>
          <text:p text:style-name="P5">12Adopt Orphans<text:tab/>25</text:p>
          <text:p text:style-name="P5">13Misc<text:tab/>27</text:p>
        </text:index-body>
      </text:table-of-content>
      <text:p text:style-name="P1"/>
      <text:p text:style-name="P1"><text:soft-page-break/></text:p>
      <text:p text:style-name="P8"/>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0"/>
      <text:h text:style-name="Heading_20_1" text:outline-level="1">About Hippo ECM</text:h>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f</text:p>
      <text:h text:style-name="Heading_20_2" text:outline-level="2">Architecture</text:h>
      <text:p text:style-name="Text_20_body">What are the components of Hippo CMS and how do they interconnect?</text:p>
      <text:p text:style-name="Text_20_body"><text:span text:style-name="T1">→</text:span> This should be described at a high level of abstraction. More detailed descriptions will be 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text:span> Finish the scripts that generate the index automatically.</text:p>
      <text:h text:style-name="P9" text:outline-level="1">About Hippo CMS</text:h>
      <text:p text:style-name="Text_20_body"><text:span text:style-name="T1">→</text:span> These documents should be written to be readible by non-technical readers.</text:p>
      <text:h text:style-name="Heading_20_2" text:outline-level="2">What is Hippo CMS?</text:h>
      <text:p text:style-name="P12">What part of the Hippo ECM is it, what are its tasks?</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Text_20_body"><text:span text:style-name="T1">→</text:span> <text:s/>move short features list from 'what is'?</text:p>
      <text:h text:style-name="Heading_20_2" text:outline-level="2">Features</text:h>
      <text:p text:style-name="Text_20_body">What functionalities are available in Hippo CMS?</text:p>
      <text:h text:style-name="Heading_20_2" text:outline-level="2">Architecture</text:h>
      <text:p text:style-name="Text_20_body">What are the components of Hippo CMS and how do they interconnect?</text:p>
      <text:h text:style-name="Heading_20_2" text:outline-level="2">Term Index</text:h>
      <text:p text:style-name="Text_20_body"><text:span text:style-name="T1">→</text:span> Finish the scripts that generate the index automatically.</text:p>
      <text:h text:style-name="P9" text:outline-level="1">Support (CMS) <text:s/><text:span text:style-name="T1">→</text:span> Also ECM and references</text:h>
      <text:h text:style-name="Heading_20_2" text:outline-level="2">Contributing</text:h>
      <text:p text:style-name="Text_20_body">Contributing to Hippo CMS</text:p>
      <text:p text:style-name="Text_20_body"><text:span text:style-name="T1">→</text:span> add Hippo Forge</text:p>
      <text:p text:style-name="P10"/>
      <text:h text:style-name="Heading_20_1" text:outline-level="1">Quickstart Steps (CMS)</text:h>
      <text:h text:style-name="Heading_20_2" text:outline-level="2">Your own Quickstart</text:h>
      <text:p text:style-name="Text_20_body"><text:s/>Quickstart in your own servlet container.</text:p>
      <text:p text:style-name="Text_20_body"><text:span text:style-name="T1">→</text:span> Note that this document is not visible in the menu, but is found via the Quickstart Steps entry. </text:p>
      <text:p text:style-name="Text_20_body"><text:span text:style-name="T1">→</text:span> rewrite: Move as much as possible to admin guide and refer to it from here. <text:s/></text:p>
      <text:p text:style-name="Text_20_body"/>
      <text:p text:style-name="Text_20_body">TODO uitgebreider</text:p>
      <text:p text:style-name="Text_20_body">TODO paths</text:p>
      <text:p text:style-name="Text_20_body"/>
      <text:p text:style-name="P10"/>
      <text:h text:style-name="Heading_20_1" text:outline-level="1">Delve into overview (CMS)</text:h>
      <text:p text:style-name="Text_20_body">Get to know all the details of Hippo CMS.</text:p>
      <text:p text:style-name="Text_20_body"><text:span text:style-name="T1">→</text:span> add: Enlighting and attractive diagram.</text:p>
      <text:p text:style-name="P10"/>
      <text:h text:style-name="Heading_20_1" text:outline-level="1">User Guide (CMS)</text:h>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text:h>
      <text:p text:style-name="Text_20_body">How to write and review documents and supply other content in Hippo CMS?</text:p>
      <text:h text:style-name="Heading_20_3" text:outline-level="3">Tour</text:h>
      <text:p text:style-name="Text_20_body">Example tour for authors.</text:p>
      <text:h text:style-name="Heading_20_3" text:outline-level="3">Howto</text:h>
      <text:p text:style-name="Text_20_body">Dictionary for authors describing how to perform particular tasks.</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A separate document for each concept.</text:p>
      <text:h text:style-name="Heading_20_2" text:outline-level="2">For Editors</text:h>
      <text:p text:style-name="Text_20_body">How to assign rights to add or change content and accept content.</text:p>
      <text:h text:style-name="Heading_20_3" text:outline-level="3">Tour</text:h>
      <text:p text:style-name="Text_20_body">Example tour for editors.</text:p>
      <text:h text:style-name="Heading_20_3" text:outline-level="3">Howto</text:h>
      <text:p text:style-name="Text_20_body">Dictionary for editors describing how to perform particular tasks.</text:p>
      <text:p text:style-name="Text_20_body"><text:span text:style-name="T1">→</text:span> A separate document for each task.</text:p>
      <text:p text:style-name="Text_20_body">Suggested tasks: Publish a document??.</text:p>
      <text:h text:style-name="Heading_20_3" text:outline-level="3"><text:soft-page-break/>Dictionary</text:h>
      <text:p text:style-name="Text_20_body">Dictionary of concepts for editors of Hippo CMS.</text:p>
      <text:p text:style-name="Text_20_body"><text:span text:style-name="T1">→</text:span> A separate document for each concept.</text:p>
      <text:p text:style-name="Text_20_body"/>
      <text:h text:style-name="Heading_20_2" text:outline-level="2">For Information Architects</text:h>
      <text:p text:style-name="Text_20_body">How to create documenttypes, which define the structure of documents and their relations.</text:p>
      <text:h text:style-name="Heading_20_3" text:outline-level="3">Tour</text:h>
      <text:p text:style-name="Text_20_body">Example tour for structurizers.</text:p>
      <text:h text:style-name="Heading_20_3" text:outline-level="3">Howto</text:h>
      <text:p text:style-name="Text_20_body">Dictionary for structurizers describing how to perform particular tasks.</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A separate document for each concept.</text:p>
      <text:p text:style-name="Text_20_body"/>
      <text:p text:style-name="P10"/>
      <text:h text:style-name="P3" text:outline-level="1">Admin guide (CMS)</text:h>
      <text:p text:style-name="P4">Opmerkingen van Tjeerd meenemen:</text:p>
      <text:p text:style-name="P4">Standaard stellen systeembeheerders twee vragen: </text:p>
      <text:p text:style-name="P4">- Wat zijn de hardware requirements </text:p>
      <text:p text:style-name="P4">http://www.hippocms.org/display/CMS/01.2+Hardware+Requirements </text:p>
      <text:p text:style-name="P4">- Wat is de support stack </text:p>
      <text:p text:style-name="P4">(VB: http://www.alfresco.com/services/support/stacks/2.2/) </text:p>
      <text:h text:style-name="P2" text:outline-level="2">Requirements</text:h>
      <text:p text:style-name="P4"><text:span text:style-name="T1">→</text:span> To be reviewed before it can be committed.</text:p>
      <text:h text:style-name="P2" text:outline-level="2">Structure by system admin</text:h>
      <text:p text:style-name="P4">Structure should be made by system admins, as they know best what they want to know.</text:p>
      <text:p text:style-name="P4"/>
      <text:p text:style-name="P11"/>
      <text:h text:style-name="Heading_20_1" text:outline-level="1">Write</text:h>
      <text:p text:style-name="Text_20_body">Build a website <text:span text:style-name="T1">→</text:span> JCR Toolkit <text:span text:style-name="T1">→</text:span> Examples</text:p>
      <text:p text:style-name="Text_20_body">Build a website <text:span text:style-name="T1">→</text:span> JCR Toolkit <text:span text:style-name="T1">→</text:span> Data Migration</text:p>
      <text:p text:style-name="Text_20_body">Extension Guide <text:span text:style-name="T1">→</text:span> Document Types <text:span text:style-name="T1">→</text:span> Tutorial (flash movie?)</text:p>
      <text:p text:style-name="Text_20_body">Extension Guide <text:span text:style-name="T1">→</text:span> Document Types <text:span text:style-name="T1">→</text:span> Examples (downloadable!)</text:p>
      <text:p text:style-name="Text_20_body">Extension Guide <text:span text:style-name="T1">→</text:span> Document Types <text:span text:style-name="T1">→</text:span> Advanced Document Types</text:p>
      <text:p text:style-name="Text_20_body">Hacking the core <text:span text:style-name="T1">→</text:span> Concepts</text:p>
      <text:p text:style-name="Text_20_body">Hacking the core <text:span text:style-name="T1">→</text:span> Architecture</text:p>
      <text:p text:style-name="Text_20_body"/>
      <text:p text:style-name="Text_20_body">TODO: documentation over how to create a CMS plugin and an editing template plugin (zowel een plugin voor recursie (dus het voorkomen van een documenttype als element van een ander documenttype), als een plugin om een heel ander datatype aan een documenttype toe te kunnen voegen.</text:p>
      <text:p text:style-name="Text_20_body"/>
      <text:p text:style-name="Text_20_body">TODO: bij hst moeten modules beschreven worden: hoe configuren en hoe maken. </text:p>
      <text:p text:style-name="P10"/>
      <text:h text:style-name="Heading_20_1" text:outline-level="1">Review/update/rewrite</text:h>
      <text:p text:style-name="Text_20_body">Admin Guide <text:span text:style-name="T1">→</text:span> Requirements (Rita is working on this)</text:p>
      <text:p text:style-name="Text_20_body">Admin Guide <text:span text:style-name="T1">→</text:span> Deploying the Hippo ECM WAR (test)</text:p>
      <text:p text:style-name="Text_20_body">Admin Guide <text:span text:style-name="T1">→</text:span> Deploying the Hippo ECM EAR (test, update screenshots)</text:p>
      <text:p text:style-name="Text_20_body">Admin Guide <text:span text:style-name="T1">→</text:span> Installing plugins from Hippo Forge (test)</text:p>
      <text:p text:style-name="Text_20_body">Admin Guide <text:span text:style-name="T1">→</text:span> Configuration (review/rewrite, what does a sys admin really need to configure? should be more goal oriented rather than implementation oriented)</text:p>
      <text:p text:style-name="Text_20_body">Admin Guide <text:span text:style-name="T1">→</text:span> Configuration <text:span text:style-name="T1">→</text:span> Console Application (update screenshot)</text:p>
      <text:p text:style-name="Text_20_body">Extension Guide <text:span text:style-name="T1">→</text:span> Add-ons</text:p>
      <text:p text:style-name="Text_20_body">Extension Guide <text:span text:style-name="T1">→</text:span> Add-ons <text:span text:style-name="T1">→</text:span> Repository Plugins (review text)</text:p>
      <text:p text:style-name="Text_20_body">Extension Guide <text:span text:style-name="T1">→</text:span> Add-ons <text:span text:style-name="T1">→</text:span> Repository Plugins <text:span text:style-name="T1">→</text:span> Workflow (review text, test code)</text:p>
      <text:p text:style-name="Text_20_body">Extension Guide <text:span text:style-name="T1">→</text:span> Add-ons <text:span text:style-name="T1">→</text:span> Frontend Plugins <text:span text:style-name="T1">→</text:span> Architecture (“Subject to Change”...)</text:p>
      <text:p text:style-name="Text_20_body">Extension Guide <text:span text:style-name="T1">→</text:span> Add-ons <text:span text:style-name="T1">→</text:span> Frontend Plugins <text:span text:style-name="T1">→</text:span> Communication (“Subject to Change”...)</text:p>
      <text:p text:style-name="Text_20_body">Extension Guide <text:span text:style-name="T1">→</text:span> Add-ons <text:span text:style-name="T1">→</text:span> Frontend Plugins <text:span text:style-name="T1">→</text:span> Skin Customization (might need update?)</text:p>
      <text:p text:style-name="Text_20_body">Extension Guide <text:span text:style-name="T1">→</text:span> Add-ons <text:span text:style-name="T1">→</text:span> Frontend Plugins <text:span text:style-name="T1">→</text:span> Hello World Plugin (update, test code)</text:p>
      <text:p text:style-name="Text_20_body">Extension Guide <text:span text:style-name="T1">→</text:span> Packaging (incomplete, does not work)</text:p>
      <text:p text:style-name="Text_20_body">Hacking the Core <text:span text:style-name="T1">→</text:span> Project structure (incomplete, needs update)</text:p>
      <text:p text:style-name="P10"/>
      <text:h text:style-name="Heading_20_1" text:outline-level="1">Move</text:h>
      <text:p text:style-name="Text_20_body">Extension Guide <text:span text:style-name="T1">→</text:span> Document Types (move to Build a website?)</text:p>
      <text:p text:style-name="Text_20_body">Extension Guide <text:span text:style-name="T1">→</text:span> Add-ons (move to Build a website?)</text:p>
      <text:p text:style-name="Text_20_body">Extension Guide <text:span text:style-name="T1">→</text:span> Packaging (move to Build a website?)</text:p>
      <text:p text:style-name="Text_20_body"/>
      <text:h text:style-name="Heading_20_1"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9"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15T17:38:38</dc:date>
    <meta:editing-cycles>104</meta:editing-cycles>
    <meta:editing-duration>PT12H24M31S</meta:editing-duration>
    <meta:user-defined meta:name="Info 1"/>
    <meta:user-defined meta:name="Info 2"/>
    <meta:user-defined meta:name="Info 3"/>
    <meta:user-defined meta:name="Info 4"/>
    <meta:document-statistic meta:table-count="0" meta:image-count="0" meta:object-count="0" meta:page-count="27" meta:paragraph-count="196" meta:word-count="1471" meta:character-count="9515"/>
  </office:meta>
</office:document-meta>
</file>